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6681in"/>
    </style:style>
    <style:style style:name="co4" style:family="table-column">
      <style:table-column-properties fo:break-before="auto" style:column-width="4.2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c4c4c" style:text-align-source="fix" style:repeat-content="false" fo:border="0.06pt solid #00000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ackground-color="#e6e6e6" fo:border="0.06pt solid #000000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fo:border="0.06pt solid #000000"/>
      <style:text-properties style:font-name="Arial" style:font-name-asian="Droid Sans Fallback" style:font-name-complex="Lohit Hindi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Droid Sans Fallback" style:font-name-complex="Lohit Hindi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fo:font-weight="bold" style:font-name-asian="Droid Sans Fallback" style:font-weight-asian="bold" style:font-name-complex="Lohit Hindi" style:font-weight-complex="bold"/>
    </style:style>
    <style:style style:name="T4" style:family="text">
      <style:text-properties fo:font-weight="normal" style:font-name-asian="Droid Sans Fallback" style:font-weight-asian="normal" style:font-name-complex="Lohit Hindi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Tables and Fields Description  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Transaction Finish Product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ransaction ketika ada product yang telah selesai dibuat oleh <text:span text:style-name="T1">Employee</text:span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>
            <text:p>1. Transaction Heade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4" office:value-type="string">
            <text:p>Table</text:p>
          </table:table-cell>
          <table:table-cell table:style-name="ce4" office:value-type="string">
            <text:p>Fields</text:p>
          </table:table-cell>
          <table:table-cell table:style-name="ce4" office:value-type="string">
            <text:p>Field type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table:style-name="ce5" office:value-type="string">
            <text:p>trn_finish_product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utoincrement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trndate</text:p>
          </table:table-cell>
          <table:table-cell table:style-name="ce5" office:value-type="string">
            <text:p>datetime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trnno</text:p>
          </table:table-cell>
          <table:table-cell table:style-name="ce5" office:value-type="string">
            <text:p>auto generated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employeeid</text:p>
          </table:table-cell>
          <table:table-cell table:style-name="ce5" office:value-type="string">
            <text:p>foreign key</text:p>
          </table:table-cell>
          <table:table-cell table:style-name="ce7" office:value-type="string">
            <text:p>foreign key ke tabel mst_product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6" office:value-type="string">
            <text:p>2. Transaction Detai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4" office:value-type="string">
            <text:p>Table</text:p>
          </table:table-cell>
          <table:table-cell table:style-name="ce4" office:value-type="string">
            <text:p>Fields</text:p>
          </table:table-cell>
          <table:table-cell table:style-name="ce4" office:value-type="string">
            <text:p>Field type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table:style-name="ce5" office:value-type="string">
            <text:p>trn_finish_product_dt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utoincrement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trndate</text:p>
          </table:table-cell>
          <table:table-cell table:style-name="ce5" office:value-type="string">
            <text:p>datetime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trnno</text:p>
          </table:table-cell>
          <table:table-cell table:style-name="ce5" office:value-type="string">
            <text:p>auto generated</text:p>
          </table:table-cell>
          <table:table-cell table:style-name="ce5"/>
        </table:table-row>
        <table:table-row table:style-name="ro2">
          <table:table-cell table:style-name="ce5"/>
          <table:table-cell table:style-name="ce5" office:value-type="string">
            <text:p>employeeid</text:p>
          </table:table-cell>
          <table:table-cell table:style-name="ce5" office:value-type="string">
            <text:p>foreign key</text:p>
          </table:table-cell>
          <table:table-cell table:style-name="ce7" office:value-type="string">
            <text:p>foreign key ke tabel mst_product</text:p>
          </table:table-cell>
        </table:table-row>
        <table:table-row table:style-name="ro2" table:number-rows-repeated="1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isnis Proses" table:style-name="ta1">
        <table:table-column table:style-name="co5" table:default-cell-style-name="Default"/>
        <table:table-row table:style-name="ro5">
          <table:table-cell table:style-name="ce8" office:value-type="string">
            <text:p>Bisnis Proses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table:style-name="ce9" office:value-type="string">
            <text:p><text:span text:style-name="T2">1. Transaksi Finish Product tidak menghitung/mengurangi stock </text:span><text:span text:style-name="T3">bahan baku</text:span><text:span text:style-name="T2"> dan/atau </text:span><text:span text:style-name="T3">aksesories </text:span><text:span text:style-name="T4">(pengurangan </text:span><text:span text:style-name="T3">bahan baku/aksesories</text:span><text:span text:style-name="T4"> di transaksi penggunaan </text:span><text:span text:style-name="T3">bahan baku/aksesories</text:span><text:span text:style-name="T4">)</text:span></text:p>
          </table:table-cell>
        </table:table-row>
        <table:table-row table:style-name="ro2">
          <table:table-cell office:value-type="string">
            <text:p>2. Transaksi Finish Product menambahkan stock 1 atau lebih <text:span text:style-name="T5">Finished Product</text:span>/<text:span text:style-name="T5">Barang Jadi </text:span><text:span text:style-name="T6">dan mencatat Employee yang mengerjakan</text:span><text:span text:style-name="T5">.</text:span>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3/22/2013</text:date>, <text:time>00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rdo </meta:initial-creator>
    <meta:creation-date>2013-03-22T00:03:06</meta:creation-date>
    <dc:date>2013-03-22T00:34:24</dc:date>
    <dc:creator>weirdo </dc:creator>
    <meta:editing-duration>PT45S</meta:editing-duration>
    <meta:editing-cycles>1</meta:editing-cycles>
    <meta:document-statistic meta:table-count="3" meta:cell-count="35" meta:object-count="0"/>
    <meta:generator>LibreOffice/3.4$Unix LibreOffice_project/340m1$Build-402</meta:generator>
  </office:meta>
</office:document-meta>
</file>